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91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9-29" calcext:value-type="date">
            <text:p>29/09/2014</text:p>
          </table:table-cell>
          <table:table-cell table:style-name="ce13" office:value-type="string" calcext:value-type="string">
            <text:p>Elaboração do document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xecuçao 06-11-20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PASSOU</text:p>
          </table:table-cell>
          <table:table-cell table:style-name="ce29" office:value-type="string" calcext:value-type="string">
            <text:p>(As metas sempre estão ativas, não podem ser desativas)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FALH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PASS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PASS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FALHOU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xecuçao 18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Default" office:value-type="string" calcext:value-type="string">
            <text:p>Todas as três metas são ativas</text:p>
          </table:table-cell>
          <table:table-cell table:style-name="ce28" office:value-type="string" calcext:value-type="string">
            <text:p>Campo “STATUS” removido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Default" office:value-type="string" calcext:value-type="string">
            <text:p>Todas as três metas são ativas</text:p>
          </table:table-cell>
          <table:table-cell table:style-name="ce28" office:value-type="string" calcext:value-type="string">
            <text:p>Campo “STATUS” removi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Default" office:value-type="string" calcext:value-type="string">
            <text:p>Todas as três metas são ativas</text:p>
          </table:table-cell>
          <table:table-cell table:style-name="ce28" office:value-type="string" calcext:value-type="string">
            <text:p>Campo “STATUS” removido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xecução 06-04-2015" table:style-name="ta2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OK!</text:p>
          </table:table-cell>
          <table:table-cell table:style-name="ce29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FALHOU!</text:p>
          </table:table-cell>
          <table:table-cell table:style-name="ce29" office:value-type="string" calcext:value-type="string">
            <text:p>O Sistema exibe a mensagem em inglês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FALHOU!</text:p>
          </table:table-cell>
          <table:table-cell table:style-name="ce29" office:value-type="string" calcext:value-type="string">
            <text:p>O Sistema exibe a mensagem em inglês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FALHOU!</text:p>
          </table:table-cell>
          <table:table-cell table:style-name="ce29" office:value-type="string" calcext:value-type="string">
            <text:p>O Sistema exibe a mensagem em inglês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OK!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!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!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!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!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Default" office:value-type="string" calcext:value-type="string">
            <text:p>FALHOU!</text:p>
          </table:table-cell>
          <table:table-cell table:style-name="ce28" office:value-type="string" calcext:value-type="string">
            <text:p>Opção não disponível</text:p>
          </table:table-cell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Default" office:value-type="string" calcext:value-type="string">
            <text:p>FALHOU!</text:p>
          </table:table-cell>
          <table:table-cell table:style-name="ce28" office:value-type="string" calcext:value-type="string">
            <text:p>Opção não disponível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Default" office:value-type="string" calcext:value-type="string">
            <text:p>FALHOU!</text:p>
          </table:table-cell>
          <table:table-cell table:style-name="ce28" office:value-type="string" calcext:value-type="string">
            <text:p>Opção não disponível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6" table:number-rows-repeated="104855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09:15:26.9602073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6T10:21:30.477775802</dc:date>
    <meta:editing-duration>PT3H4M15S</meta:editing-duration>
    <meta:editing-cycles>18</meta:editing-cycles>
    <meta:document-statistic meta:table-count="6" meta:cell-count="416" meta:object-count="0"/>
  </office:meta>
</office:document-meta>
</file>